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Tibetan Machine Uni" svg:font-family="'Tibetan Machine Un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12.42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ro5" style:family="table-row">
      <style:table-row-properties style:row-height="13.48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11.62mm" fo:break-before="auto" style:use-optimal-row-height="false"/>
    </style:style>
    <style:style style:name="ro8" style:family="table-row">
      <style:table-row-properties style:row-height="11.89mm" fo:break-before="auto" style:use-optimal-row-height="false"/>
    </style:style>
    <style:style style:name="ro9" style:family="table-row">
      <style:table-row-properties style:row-height="14.01mm" fo:break-before="auto" style:use-optimal-row-height="false"/>
    </style:style>
    <style:style style:name="ro10" style:family="table-row">
      <style:table-row-properties style:row-height="14.53mm" fo:break-before="auto" style:use-optimal-row-height="false"/>
    </style:style>
    <style:style style:name="ro11" style:family="table-row">
      <style:table-row-properties style:row-height="15.06mm" fo:break-before="auto" style:use-optimal-row-height="false"/>
    </style:style>
    <style:style style:name="ro12" style:family="table-row">
      <style:table-row-properties style:row-height="7.39mm" fo:break-before="auto" style:use-optimal-row-height="false"/>
    </style:style>
    <style:style style:name="ro13" style:family="table-row">
      <style:table-row-properties style:row-height="19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betan Machine Uni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font-name="Tibetan Machine Uni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ericanSteelProblem.lp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 4</text:p>
            <text:p>-150050000.0</text:p>
            <text:p>(3000.0, 2000.0, 3000.0, 4000.0, 3000.0, 3000.0, 2000.0, 0.0, 3000.0, 2000.0, 3000.0, 1000.0, 2000.0, 4000.0, 2000.0)</text:p>
          </table:table-cell>
        </table:table-row>
        <table:table-row table:style-name="ro3">
          <table:table-cell office:value-type="string" calcext:value-type="string">
            <text:p>BeerDistributionProble.lp</text:p>
          </table:table-cell>
          <table:table-cell office:value-type="string" calcext:value-type="string">
            <text:p>Number of pivot steps:  2</text:p>
            <text:p>-86000000</text:p>
            <text:p>(700, 200, 900, 0, 0, 0, 300, 200, 1800, 0)</text:p>
          </table:table-cell>
          <table:table-cell office:value-type="string" calcext:value-type="string">
            <text:p>Number of pivot steps:  3</text:p>
            <text:p>-86000000</text:p>
            <text:p>(700, 200, 900, 0, 0, 0, 300, 200, 1800, 0)</text:p>
          </table:table-cell>
          <table:table-cell office:value-type="string" calcext:value-type="string">
            <text:p>Number of pivot steps:  3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3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 4</text:p>
            <text:p>-86000000</text:p>
            <text:p>(0, 700, 200, 900, 0, 0, 0, 300, 200, 1800, 0)</text:p>
          </table:table-cell>
        </table:table-row>
        <table:table-row table:style-name="ro4">
          <table:table-cell office:value-type="string" calcext:value-type="string">
            <text:p>ComputerPlantProblem.lp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9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5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6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 8</text:p>
            <text:p>-2178000000</text:p>
            <text:p>(0, 0, 0, 0, 27/20, 1500, 0, 0, 0, 0, 0, 0, 1200, 0, 0, 0, 0, 0, 27/20, 1700, 1000)</text:p>
          </table:table-cell>
        </table:table-row>
        <table:table-row table:style-name="ro5">
          <table:table-cell office:value-type="string" calcext:value-type="string">
            <text:p>Furniture.lp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  <table:table-cell office:value-type="string" calcext:value-type="string">
            <text:p>Number of pivot steps:  2</text:p>
            <text:p>32000000.0</text:p>
            <text:p>(8.0, 16.0)</text:p>
          </table:table-cell>
        </table:table-row>
        <table:table-row table:style-name="ro6">
          <table:table-cell office:value-type="string" calcext:value-type="string">
            <text:p>WhiskasModel.lp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  <table:table-cell office:value-type="string" calcext:value-type="string">
            <text:p>Number of pivot steps:  2</text:p>
            <text:p>-4800.0</text:p>
            <text:p>(0.0, 60.0)</text:p>
          </table:table-cell>
        </table:table-row>
        <table:table-row table:style-name="ro7">
          <table:table-cell office:value-type="string" calcext:value-type="string">
            <text:p>WhiskasModel2.lp</text:p>
          </table:table-cell>
          <table:table-cell office:value-type="string" calcext:value-type="string">
            <text:p>Number of pivot steps:  2</text:p>
            <text:p>-4800.0</text:p>
            <text:p>(0.0, 0.0, 0.0, 0.0, 60.0, 0.0)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2</text:p>
            <text:p>-4800.0</text:p>
            <text:p>(0.0, 0.0, 0.0, 0.0, 60.0, 0.0)</text:p>
          </table:table-cell>
          <table:table-cell office:value-type="string" calcext:value-type="string">
            <text:p>Number of pivot steps:  7</text:p>
            <text:p>-4800.0</text:p>
            <text:p>(0.0, 0.0, 0.0, 0.0, 60.0, 0.0)</text:p>
          </table:table-cell>
          <table:table-cell office:value-type="string" calcext:value-type="string">
            <text:p>Number of pivot steps:  9</text:p>
            <text:p>-4800.0</text:p>
            <text:p>(0.0, 0.0, 0.0, 0.0, 60.0, 0.0)</text:p>
          </table:table-cell>
          <table:table-cell office:value-type="string" calcext:value-type="string">
            <text:p>Number of pivot steps:  5</text:p>
            <text:p>-4800.0</text:p>
            <text:p>(0.0, 0.0, 0.0, 0.0, 60.0, 0.0</text:p>
          </table:table-cell>
          <table:table-cell office:value-type="string" calcext:value-type="string">
            <text:p>Number of pivot steps:  4</text:p>
            <text:p>-4800.0</text:p>
            <text:p>(0.0, 0.0, 0.0, 0.0, 60.0, 0.0)</text:p>
          </table:table-cell>
          <table:table-cell office:value-type="string" calcext:value-type="string">
            <text:p>Number of pivot steps:  14</text:p>
            <text:p>-4800.0</text:p>
            <text:p>(0.0, 0.0, 0.0, 0.0, 60.0, 0.0)</text:p>
          </table:table-cell>
          <table:table-cell office:value-type="string" calcext:value-type="string">
            <text:p>Number of pivot steps:  5</text:p>
            <text:p>-4800.0</text:p>
            <text:p>(0.0, 0.0, 0.0, 0.0, 60.0, 0.0</text:p>
          </table:table-cell>
          <table:table-cell office:value-type="string" calcext:value-type="string">
            <text:p>Number of pivot steps:  5</text:p>
            <text:p>-4800.0</text:p>
            <text:p>(0.0, 0.0, 0.0, 0.0, 60.0, 0.0)</text:p>
          </table:table-cell>
        </table:table-row>
        <table:table-row table:style-name="ro8">
          <table:table-cell table:style-name="ce2" office:value-type="string" calcext:value-type="string">
            <text:p>debug.lp</text:p>
          </table:table-cell>
          <table:table-cell table:style-name="ce3" office:value-type="string" calcext:value-type="string">
            <text:p>Number of pivot steps:  1</text:p>
            <text:p>-500000.0</text:p>
            <text:p>(0.0,0.0,0.0,5.0,5.0,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  <table:table-cell office:value-type="string" calcext:value-type="string">
            <text:p>Number of pivot steps:  1</text:p>
            <text:p>-500000.0</text:p>
            <text:p>(0.0, 0.0, 0.0, 5.0, 5.0, 0.0)</text:p>
          </table:table-cell>
        </table:table-row>
        <table:table-row table:style-name="ro9">
          <table:table-cell table:style-name="ce2" office:value-type="string" calcext:value-type="string">
            <text:p>s1.lp</text:p>
          </table:table-cell>
          <table:table-cell table:style-name="ce3" office:value-type="string" calcext:value-type="string">
            <text:p>Number of pivot steps:  7</text:p>
            <text:p>202040000</text:p>
            <text:p>(1995, 0, 467, 0, 0, 5, 6)</text:p>
          </table:table-cell>
          <table:table-cell office:value-type="string" calcext:value-type="string">
            <text:p>Number of pivot steps:  5</text:p>
            <text:p>202040000</text:p>
            <text:p>(1995, 0, 467, 0, 0, 5, 6)</text:p>
          </table:table-cell>
          <table:table-cell office:value-type="string" calcext:value-type="string">
            <text:p>Number of pivot steps:  5</text:p>
            <text:p>202040000</text:p>
            <text:p>(1995, 0, 467, 0, 0, 5, 6)</text:p>
          </table:table-cell>
          <table:table-cell office:value-type="string" calcext:value-type="string">
            <text:p>Number of pivot steps:  7</text:p>
            <text:p>202040000</text:p>
            <text:p>(1995, 0, 467, 0, 0, 5, 6)</text:p>
          </table:table-cell>
          <table:table-cell office:value-type="string" calcext:value-type="string">
            <text:p>Number of pivot steps:  6</text:p>
            <text:p>202040000</text:p>
            <text:p>(1995, 0, 467, 0, 0, 5, 6)</text:p>
          </table:table-cell>
          <table:table-cell office:value-type="string" calcext:value-type="string">
            <text:p>Number of pivot steps:  5</text:p>
            <text:p>202040000</text:p>
            <text:p>(1995, 0, 467, 0, 0, 5, 6)</text:p>
          </table:table-cell>
          <table:table-cell office:value-type="string" calcext:value-type="string">
            <text:p>Number of pivot steps:  8</text:p>
            <text:p>202040000</text:p>
            <text:p>(1995, 0, 467, 0, 0, 5, 6)</text:p>
          </table:table-cell>
          <table:table-cell office:value-type="string" calcext:value-type="string">
            <text:p>Number of pivot steps:  5</text:p>
            <text:p>202040000</text:p>
            <text:p>(1995, 0, 467, 0, 0, 5, 6)</text:p>
          </table:table-cell>
          <table:table-cell office:value-type="string" calcext:value-type="string">
            <text:p>Number of pivot steps:  9</text:p>
            <text:p>202040000</text:p>
            <text:p>(1995, 0, 467, 0, 0, 5, 6)</text:p>
          </table:table-cell>
          <table:table-cell office:value-type="string" calcext:value-type="string">
            <text:p>Number of pivot steps:  5</text:p>
            <text:p>202040000</text:p>
            <text:p>(1995, 0, 467, 0, 0, 5, 6)</text:p>
          </table:table-cell>
          <table:table-cell office:value-type="string" calcext:value-type="string">
            <text:p>Number of pivot steps:  8</text:p>
            <text:p>202040000</text:p>
            <text:p>(1995, 0, 467, 0, 0, 5, 6)</text:p>
          </table:table-cell>
        </table:table-row>
        <table:table-row table:style-name="ro10">
          <table:table-cell office:value-type="string" calcext:value-type="string">
            <text:p>s2.lp</text:p>
          </table:table-cell>
          <table:table-cell table:style-name="ce3" office:value-type="string" calcext:value-type="string">
            <text:p>Number of pivot steps:  5</text:p>
            <text:p>123030000</text:p>
            <text:p>(1995, 467, 0, 0, 85/6, 215/12, 35/2)</text:p>
            <text:p/>
          </table:table-cell>
          <table:table-cell office:value-type="string" calcext:value-type="string">
            <text:p>Number of pivot steps:  4</text:p>
            <text:p>123030000</text:p>
            <text:p>(1995, 467, 0, 0, 85/6, 215/12, 35/2)</text:p>
          </table:table-cell>
          <table:table-cell office:value-type="string" calcext:value-type="string">
            <text:p>Number of pivot steps:  4</text:p>
            <text:p>123030000</text:p>
            <text:p>(1995, 467, 0, 0, 85/6, 215/12, 35/2)</text:p>
          </table:table-cell>
          <table:table-cell office:value-type="string" calcext:value-type="string">
            <text:p>Number of pivot steps:  5</text:p>
            <text:p>123030000</text:p>
            <text:p>(1995, 467, 0, 0, 85/6, 215/12, 35/2)</text:p>
          </table:table-cell>
          <table:table-cell office:value-type="string" calcext:value-type="string">
            <text:p>Number of pivot steps:  4</text:p>
            <text:p>123030000</text:p>
            <text:p>(1995, 467, 0, 0, 85/6, 215/12, 35/2)</text:p>
          </table:table-cell>
          <table:table-cell office:value-type="string" calcext:value-type="string">
            <text:p>Number of pivot steps:  5</text:p>
            <text:p>123030000</text:p>
            <text:p>(1995, 467, 0, 0, 85/6, 215/12, 35/2)</text:p>
          </table:table-cell>
          <table:table-cell office:value-type="string" calcext:value-type="string">
            <text:p>Number of pivot steps:  5</text:p>
            <text:p>123030000</text:p>
            <text:p>(1995, 467, 0, 0, 85/6, 215/12, 35/2)</text:p>
          </table:table-cell>
          <table:table-cell office:value-type="string" calcext:value-type="string">
            <text:p>Number of pivot steps:  4</text:p>
            <text:p>123030000</text:p>
            <text:p>(1995, 467, 0, 0, 85/6, 215/12, 35/2)</text:p>
          </table:table-cell>
          <table:table-cell office:value-type="string" calcext:value-type="string">
            <text:p>Number of pivot steps:  8</text:p>
            <text:p>123030000</text:p>
            <text:p>(1995, 467, 0, 0, 85/6, 215/12, 35/2)</text:p>
          </table:table-cell>
          <table:table-cell office:value-type="string" calcext:value-type="string">
            <text:p>Number of pivot steps:  4</text:p>
            <text:p>123030000</text:p>
            <text:p>(1995, 467, 0, 0, 85/6, 215/12, 35/2)</text:p>
          </table:table-cell>
          <table:table-cell office:value-type="string" calcext:value-type="string">
            <text:p>Number of pivot steps:  5</text:p>
            <text:p>123030000</text:p>
            <text:p>(1995, 467, 0, 0, 85/6, 215/12, 35/2)</text:p>
          </table:table-cell>
        </table:table-row>
        <table:table-row table:style-name="ro11">
          <table:table-cell office:value-type="string" calcext:value-type="string">
            <text:p>s3.lp</text:p>
          </table:table-cell>
          <table:table-cell table:style-name="ce3" office:value-type="string" calcext:value-type="string">
            <text:p>Number of pivot steps: 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6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6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 5</text:p>
            <text:p>90744460000/77</text:p>
            <text:p>(399/11, 0, 467, 0, 250/11, 18250/77, 1750)</text:p>
          </table:table-cell>
        </table:table-row>
        <table:table-row table:style-name="ro12">
          <table:table-cell office:value-type="string" calcext:value-type="string">
            <text:p>średnia liczba kroków</text:p>
          </table:table-cell>
          <table:table-cell table:style-name="ce3" table:formula="of:=(2+7+5+5+2+2+1+7+2+5)/10" office:value-type="float" office:value="3.8" calcext:value-type="float">
            <text:p>3,8</text:p>
          </table:table-cell>
          <table:table-cell table:formula="of:=(3+3+8+2+2+2+1+5+4+4)/10" office:value-type="float" office:value="3.4" calcext:value-type="float">
            <text:p>3,4</text:p>
          </table:table-cell>
          <table:table-cell table:formula="of:=(3+3+8+2+2+2+1+5+4+4)/10" office:value-type="float" office:value="3.4" calcext:value-type="float">
            <text:p>3,4</text:p>
          </table:table-cell>
          <table:table-cell table:formula="of:=(5+2+9+2+2+2+1+7+5+5)/10" office:value-type="float" office:value="4" calcext:value-type="float">
            <text:p>4</text:p>
          </table:table-cell>
          <table:table-cell table:formula="of:=(4+3+5+2+2+7+1+6+4+4)/10" office:value-type="float" office:value="3.8" calcext:value-type="float">
            <text:p>3,8</text:p>
          </table:table-cell>
          <table:table-cell table:style-name="ce4" table:formula="of:=(3+2+7+2+2+9+1+5+5+4)/10" office:value-type="float" office:value="4" calcext:value-type="float">
            <text:p>4</text:p>
          </table:table-cell>
          <table:table-cell table:style-name="ce4" table:formula="of:=(5+4+8+2+2+5+1+8+5+5)/10" office:value-type="float" office:value="4.5" calcext:value-type="float">
            <text:p>4,5</text:p>
          </table:table-cell>
          <table:table-cell table:style-name="ce4" table:formula="of:=(4+2+7+2+2+4+1+5+4+4)/10" office:value-type="float" office:value="3.5" calcext:value-type="float">
            <text:p>3,5</text:p>
          </table:table-cell>
          <table:table-cell table:style-name="ce4" table:formula="of:=(4+4+6+2+2+14+1+9+8+6)/10" office:value-type="float" office:value="5.6" calcext:value-type="float">
            <text:p>5,6</text:p>
          </table:table-cell>
          <table:table-cell table:style-name="ce4" table:formula="of:=(4+2+7+2+2+5+1+5+4+6)/10" office:value-type="float" office:value="3.8" calcext:value-type="float">
            <text:p>3,8</text:p>
          </table:table-cell>
          <table:table-cell table:style-name="ce4" table:formula="of:=(4+4+8+2+2+5+1+8+5+5)/10" office:value-type="float" office:value="4.4" calcext:value-type="float">
            <text:p>4,4</text:p>
          </table:table-cell>
        </table:table-row>
        <table:table-row table:style-name="ro13">
          <table:table-cell office:value-type="string" calcext:value-type="string">
            <text:p>dodatkowe uwagi:</text:p>
          </table:table-cell>
          <table:table-cell office:value-type="string" calcext:value-type="string">
            <text:p>Widać że metoda 2 i 3 są najlepsze <text:s/>(lepsze nawet od tego co powinno wyjśc, czyli od metody ktora prowadzi do najwiekszego wzrostu funkcji celu ), a najgorsza jest metoda ktora prowadzi do najmniejszego wzrostu funkcji celu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arto zwrócić uwagę na test BeerDistributionProblem i to że odnalezione punkty optymalne różnią się w poszczególnych metodach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Tibetan Machine Uni" svg:font-family="'Tibetan Machine Un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 style:data-style-name="N2" text:time-value="17:52:41.758350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52:01.576342388</meta:creation-date>
    <dc:date>2017-06-14T21:41:46.733620451</dc:date>
    <meta:editing-duration>PT10M33S</meta:editing-duration>
    <meta:editing-cycles>3</meta:editing-cycles>
    <meta:generator>LibreOffice/5.1.6.2$Linux_x86 LibreOffice_project/10m0$Build-2</meta:generator>
    <meta:document-statistic meta:table-count="1" meta:cell-count="146" meta:object-count="0"/>
  </office:meta>
</office:document-meta>
</file>